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55f" officeooo:paragraph-rsid="0017755f"/>
    </style:style>
    <style:style style:name="P2" style:family="paragraph" style:parent-style-name="Standard">
      <style:text-properties officeooo:rsid="0017755f" officeooo:paragraph-rsid="001828e5"/>
    </style:style>
    <style:style style:name="P3" style:family="paragraph" style:parent-style-name="Standard">
      <style:text-properties officeooo:rsid="0017755f" officeooo:paragraph-rsid="001976a1"/>
    </style:style>
    <style:style style:name="T1" style:family="text">
      <style:text-properties fo:font-variant="normal" fo:text-transform="none" fo:color="#ffffff" style:font-name="BlinkMacSystemFont" fo:font-size="18pt" fo:letter-spacing="normal" fo:font-style="normal" fo:font-weight="bold" loext:padding="0cm" loext:border="none"/>
    </style:style>
    <style:style style:name="T2" style:family="text">
      <style:text-properties fo:font-variant="normal" fo:text-transform="none" style:use-window-font-color="true" style:font-name="BlinkMacSystemFont" fo:font-size="15pt" fo:letter-spacing="normal" fo:font-style="normal" fo:font-weight="bold" style:font-size-asian="15pt" style:font-size-complex="15pt" loext:padding="0cm" loext:border="none"/>
    </style:style>
    <style:style style:name="T3" style:family="text">
      <style:text-properties fo:font-variant="normal" fo:text-transform="none" style:use-window-font-color="true" style:font-name="BlinkMacSystemFont" fo:font-size="15pt" fo:letter-spacing="normal" fo:font-style="normal" fo:font-weight="bold" officeooo:rsid="001828e5" style:font-size-asian="15pt" style:font-size-complex="15pt" loext:padding="0cm" loext:border="none"/>
    </style:style>
    <style:style style:name="T4" style:family="text">
      <style:text-properties fo:font-variant="normal" fo:text-transform="none" style:use-window-font-color="true" style:font-name="BlinkMacSystemFont" fo:font-size="15pt" fo:letter-spacing="normal" fo:font-style="normal" fo:font-weight="bold" officeooo:rsid="001976a1" style:font-size-asian="15pt" style:font-size-complex="15pt" loext:padding="0cm" loext:border="none"/>
    </style:style>
    <style:style style:name="T5" style:family="text">
      <style:text-properties officeooo:rsid="001878ed"/>
    </style:style>
    <style:style style:name="T6" style:family="text">
      <style:text-properties officeooo:rsid="00197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 f <text:span text:style-name="T5">dechiffrieren</text:span></text:p>
      <text:p text:style-name="P1"/>
      <text:p text:style-name="P1">6. a <text:span text:style-name="T6">hoffmann</text:span></text:p>
      <text:p text:style-name="P1"/>
      <text:p text:style-name="P1">1. v <text:span text:style-name="T5">visualisieren</text:span></text:p>
      <text:p text:style-name="P1"/>
      <text:p text:style-name="P1">9. s <text:bookmark-start text:name="__DdeLink__58_211954008"/><text:span text:style-name="T5">themedics</text:span><text:bookmark-end text:name="__DdeLink__58_211954008"/></text:p>
      <text:p text:style-name="P1"/>
      <text:p text:style-name="P1">8. i <text:span text:style-name="T6">großesBild</text:span></text:p>
      <text:p text:style-name="P1"/>
      <text:p text:style-name="P1">6. s <text:span text:style-name="T5">vieleSekunden</text:span></text:p>
      <text:p text:style-name="P1"><text:span text:style-name="Strong_20_Emphasis"><text:span text:style-name="T1"/></text:span></text:p>
      <text:p text:style-name="P3"><text:span text:style-name="Strong_20_Emphasis"><text:span text:style-name="T4"/></text:span></text:p>
      <text:p text:style-name="P1"><text:span text:style-name="Strong_20_Emphasis"><text:span text:style-name="T2"/></text:span></text:p>
      <text:p text:style-name="P2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13:53.947575963</meta:creation-date>
    <dc:date>2018-06-06T14:20:40.158276019</dc:date>
    <meta:editing-duration>PT21M28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1" meta:paragraph-count="6" meta:word-count="18" meta:character-count="96" meta:non-whitespace-character-count="84"/>
  </office:meta>
</office:document-meta>
</file>